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77000000D90CD7279D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rightBlue-subtitle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BrightBlu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BrightBlu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BrightBlu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BrightBlue-outline1">
      <style:graphic-properties draw:stroke="none" svg:stroke-width="0cm" draw:fill="none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r7" style:family="presentation" style:parent-style-name="BrightBlue-title">
      <style:graphic-properties fo:min-height="3.145cm"/>
    </style:style>
    <style:style style:name="pr8" style:family="presentation" style:parent-style-name="BrightBlue-outline1">
      <style:graphic-properties fo:min-height="10.798cm"/>
    </style:style>
    <style:style style:name="pr9" style:family="presentation" style:parent-style-name="BrightBlue-notes">
      <style:graphic-properties draw:fill-color="#ffffff" draw:auto-grow-height="true" fo:min-height="11.973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style:paragraph-properties fo:text-align="start" style:font-independent-line-spacing="true"/>
      <style:text-properties fo:font-size="44pt"/>
    </style:style>
    <style:style style:name="P10" style:family="paragraph"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line-height="90%" fo:text-align="start" style:punctuation-wrap="hanging" style:writing-mode="lr-tb"/>
      <style:text-properties fo:hyphenate="false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Introduction to Spark using Python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orlando.karam@gmail.com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at is Spark" draw:style-name="dp1" draw:master-page-name="BrightBlue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What is Spark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Resilient Distributed Datasets" draw:style-name="dp1" draw:master-page-name="BrightBlue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Resilient Distributed Datasets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5">Imagine a big set of objects, and how we can distribute/parallelize</text:span></text:p>
              </text:list-item>
              <text:list-item>
                <text:p text:style-name="P11"><text:span text:style-name="T5">We can divide in slices and keep each slice in a different node; this is the basic idea of an RDD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Values are computed only when needed</text:span></text:p>
                  </text:list-item>
                  <text:list-item>
                    <text:p text:style-name="P12"><text:span text:style-name="T2">To guarantee fault-tolerance, we also keep info about how we calculated each slice, so we can re-generate it if a node fails</text:span></text:p>
                  </text:list-item>
                  <text:list-item>
                    <text:p text:style-name="P12"><text:span text:style-name="T2">We can hint to keep in cache, or even save on disk </text:span></text:p>
                  </text:list-item>
                </text:list>
              </text:list-item>
              <text:list-item>
                <text:p text:style-name="P11"><text:span text:style-name="T5">Immutable ! not designed for read/write</text:span></text:p>
                <text:list>
                  <text:list-item>
                    <text:p text:style-name="P12"><text:span text:style-name="T2">instead, transform an existing one into a new one</text:span></text:p>
                  </text:list-item>
                </text:list>
              </text:list-item>
              <text:list-item>
                <text:p text:style-name="P11"><text:span text:style-name="T5">It is basically a huge list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hared Spark Variables" draw:style-name="dp1" draw:master-page-name="BrightBlue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hared Spark Variables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5">Broadcast variabl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copy is kept at each node</text:span></text:p>
                  </text:list-item>
                </text:list>
              </text:list-item>
              <text:list-item>
                <text:p text:style-name="P11"><text:span text:style-name="T5">Accumulators</text:span></text:p>
                <text:list>
                  <text:list-item>
                    <text:p text:style-name="P12"><text:span text:style-name="T2">you can only add; main node can r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Functional programming in python" draw:style-name="dp1" draw:master-page-name="BrightBlue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unctional programming in python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5">A lot of these concepts are already in pyth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But python community tends to promote loops</text:span></text:p>
                  </text:list-item>
                </text:list>
              </text:list-item>
              <text:list-item>
                <text:p text:style-name="P11"><text:span text:style-name="T5">Functional tools in python</text:span></text:p>
                <text:list>
                  <text:list-item>
                    <text:p text:style-name="P12"><text:span text:style-name="T2">map</text:span></text:p>
                  </text:list-item>
                  <text:list-item>
                    <text:p text:style-name="P12"><text:span text:style-name="T2">filter</text:span></text:p>
                  </text:list-item>
                  <text:list-item>
                    <text:p text:style-name="P12"><text:span text:style-name="T2">reduce</text:span></text:p>
                  </text:list-item>
                  <text:list-item>
                    <text:p text:style-name="P12"><text:span text:style-name="T2">lambda</text:span></text:p>
                  </text:list-item>
                  <text:list-item>
                    <text:p text:style-name="P12"><text:span text:style-name="T2">itertoo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ap in Python" draw:style-name="dp1" draw:master-page-name="BrightBlue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Map in Python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5">Python supports the map operation, over any list</text:span></text:p>
              </text:list-item>
              <text:list-item>
                <text:p text:style-name="P11"><text:span text:style-name="T5">We apply an operation to each element of a list, return a new list with the result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a=[1,2,3]</text:span></text:p>
                  </text:list-item>
                  <text:list-item>
                    <text:p text:style-name="P12"><text:span text:style-name="T2">def add1(x): return x+1</text:span></text:p>
                  </text:list-item>
                  <text:list-item>
                    <text:p text:style-name="P12"><text:span text:style-name="T2">map(add1,a) =&gt; [2,3,4]</text:span></text:p>
                  </text:list-item>
                </text:list>
              </text:list-item>
              <text:list-item>
                <text:p text:style-name="P11"><text:span text:style-name="T5">We usually do this with a for loop, this is a slightly different way of thinking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Filter" draw:style-name="dp1" draw:master-page-name="BrightBlue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ilter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5">Select only certain elements from a list</text:span></text:p>
              </text:list-item>
              <text:list-item>
                <text:p text:style-name="P11"><text:span text:style-name="T5">Example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a=[1,2,3,4]</text:span></text:p>
                  </text:list-item>
                  <text:list-item>
                    <text:p text:style-name="P12"><text:span text:style-name="T2">def isOdd(x): return x%2==1;</text:span></text:p>
                  </text:list-item>
                  <text:list-item>
                    <text:p text:style-name="P12"><text:span text:style-name="T2">filter(isOdd,a) =&gt; [1,3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reduce in python" draw:style-name="dp1" draw:master-page-name="BrightBlue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reduce in python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5">Applies a function to all pairs of elements of a list; returns ONE value, not a list</text:span></text:p>
              </text:list-item>
              <text:list-item>
                <text:p text:style-name="P11"><text:span text:style-name="T5">Example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a=[1,2,3,4]</text:span></text:p>
                  </text:list-item>
                  <text:list-item>
                    <text:p text:style-name="P12"><text:span text:style-name="T2">def add(x,y): return x+y</text:span></text:p>
                  </text:list-item>
                  <text:list-item>
                    <text:p text:style-name="P12"><text:span text:style-name="T2">reduce(add,a) =&gt; 10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6">add(1,add(2,add(3,4,)))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5">Better for functions that are commutative and associative, so order doesn't matter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lambdas" draw:style-name="dp1" draw:master-page-name="BrightBlue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lambdas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5">When doing map/reduce/filter, we end up with many tiny functions</text:span></text:p>
              </text:list-item>
              <text:list-item>
                <text:p text:style-name="P11"><text:span text:style-name="T5">Lambdas allow us to define a function as a value, without giving it a name</text:span></text:p>
              </text:list-item>
              <text:list-item>
                <text:p text:style-name="P11"><text:span text:style-name="T5">example: lambda x: x+1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Can only have one expression</text:span></text:p>
                  </text:list-item>
                  <text:list-item>
                    <text:p text:style-name="P12"><text:span text:style-name="T2">do not write return</text:span></text:p>
                  </text:list-item>
                  <text:list-item>
                    <text:p text:style-name="P12"><text:span text:style-name="T2">I put parenthesis around it, usually not needed by syntax</text:span></text:p>
                  </text:list-item>
                </text:list>
              </text:list-item>
              <text:list-item>
                <text:p text:style-name="P11"><text:span text:style-name="T5">(lambda x: x+1)(3) =&gt; 4</text:span></text:p>
              </text:list-item>
              <text:list-item>
                <text:p text:style-name="P11"><text:span text:style-name="T5">map(lambda x: x+1, [1,2,3])=&gt; [2,3,4]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9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BrightBlue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Example: max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5">Can use reduce to find the max</text:span></text:p>
              </text:list-item>
              <text:list-item>
                <text:p text:style-name="P11"><text:span text:style-name="T5">Pass it a lambda that returns the largest of two elements</text:span></text:p>
                <text:list>
                  <text:list-item>
                    <text:p text:style-name="P13"><text:span text:style-name="T5">reduce(lambda x,y: x if x&gt;y else y, [10,11,15,6,7])</text:span></text:p>
                  </text:list-item>
                </text:list>
              </text:list-item>
            </text:list>
            <text:p text:style-name="P11"><text:span text:style-name="T5"/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0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ercises" draw:style-name="dp1" draw:master-page-name="BrightBlue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Exercises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5">(lambda x: 2*x)(3) =&gt; ?</text:span></text:p>
              </text:list-item>
              <text:list-item>
                <text:p text:style-name="P11"><text:span text:style-name="T5">map(lambda x: 2*x, [1,2,3]) =&gt; </text:span></text:p>
              </text:list-item>
              <text:list-item>
                <text:p text:style-name="P11"><text:span text:style-name="T5">map(lambda t: t[0], [ (1,2), (3,4), (5,6) ] ) =&gt;</text:span></text:p>
              </text:list-item>
              <text:list-item>
                <text:p text:style-name="P11"><text:span text:style-name="T5">reduce(lambda x,y: x+y, [1,2,3]) =&gt;</text:span></text:p>
              </text:list-item>
              <text:list-item>
                <text:p text:style-name="P11"><text:span text:style-name="T5">reduce(lambda x,y: x+y, map(lambda t: t[0], [ (1,2), (3,4), (5,6) ] ))=&gt;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ore exercises" draw:style-name="dp1" draw:master-page-name="BrightBlue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More exercises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5">Given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a=[ (1,2), (3,4), (5,6)]</text:span></text:p>
                  </text:list-item>
                </text:list>
              </text:list-item>
              <text:list-item>
                <text:p text:style-name="P11"><text:span text:style-name="T5">Write an expression to get a list with the second element of each tuple</text:span></text:p>
              </text:list-item>
              <text:list-item>
                <text:p text:style-name="P11"><text:span text:style-name="T5">Write an expression to get the sum of the second elements</text:span></text:p>
              </text:list-item>
              <text:list-item>
                <text:p text:style-name="P11"><text:span text:style-name="T5">Write an expression to get the sum of the odd first element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2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Now let's do those with Spark" draw:style-name="dp1" draw:master-page-name="BrightBlue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Now let's do those with Spark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5">Start the spark shell (pyspark)</text:span></text:p>
                <text:list>
                  <text:list-item>
                    <text:p text:style-name="P14"><text:span text:style-name="T5">Open a terminal (cmd in windows)</text:span></text:p>
                  </text:list-item>
                  <text:list-item>
                    <text:p text:style-name="P14"><text:span text:style-name="T5">Go to your spark folder</text:span></text:p>
                  </text:list-item>
                  <text:list-item>
                    <text:p text:style-name="P14"><text:span text:style-name="T5">Type bin/pyspark</text:span></text:p>
                  </text:list-item>
                </text:list>
              </text:list-item>
              <text:list-item>
                <text:p text:style-name="P14"><text:span text:style-name="T5">Pyspark is a regular python shell, with the spark module loaded</text:span></text:p>
                <text:list>
                  <text:list-item>
                    <text:p text:style-name="P14"><text:span text:style-name="T5">sc is set to the spark context, an object from which you can get RDDs</text:span></text:p>
                  </text:list-item>
                </text:list>
              </text:list-item>
              <text:list-item>
                <text:p><text:span text:style-name="T5">Change logging to minimize it 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3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reating RDDs in Spark" draw:style-name="dp1" draw:master-page-name="BrightBlue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reating RDDs in Spark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5">All spark commands operate on RDDs (think big distributed list)</text:span></text:p>
              </text:list-item>
              <text:list-item>
                <text:p text:style-name="P11"><text:span text:style-name="T5">The variable sc contains the spark context </text:span></text:p>
              </text:list-item>
              <text:list-item>
                <text:p text:style-name="P11"><text:span text:style-name="T5">You can use parallelize to go from list to RDD</text:span></text:p>
                <text:list>
                  <text:list-item>
                    <text:p text:style-name="P14"><text:span text:style-name="T5">Later we will see how to read from files</text:span></text:p>
                  </text:list-item>
                  <text:list-item>
                    <text:p text:style-name="P14"><text:span text:style-name="T5">Parallelize returns an RDD</text:span></text:p>
                  </text:list-item>
                </text:list>
              </text:list-item>
              <text:list-item>
                <text:p text:style-name="P14"><text:span text:style-name="T5">Ex: rdd1=sc.paralellize( range(1,100) )</text:span></text:p>
              </text:list-item>
              <text:list-item>
                <text:p text:style-name="P14"><text:span text:style-name="T5">Most RDD operations are lazy; use collect to get the actual list</text:span></text:p>
              </text:list-item>
              <text:list-item>
                <text:p text:style-name="P14"><text:span text:style-name="T5">Map, reduce etc are methods of the RDD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4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5" draw:style-name="dp1" draw:master-page-name="BrightBlue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Example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5">rdd1 = sc.parallelize( <text:s/>range(1,11) )</text:span></text:p>
              </text:list-item>
              <text:list-item>
                <text:p text:style-name="P11"><text:span text:style-name="T5">rdd2=rdd1.map(lambda x: x+1)</text:span></text:p>
              </text:list-item>
              <text:list-item>
                <text:p text:style-name="P11"><text:span text:style-name="T5">rdd2.reduce(lambda x,y: x+y) <text:s text:c="2"/>=&gt; 65 <text:s/>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5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6" draw:style-name="dp1" draw:master-page-name="BrightBlue" presentation:presentation-page-layout-name="AL3T1">
        <draw:frame presentation:style-name="pr7" draw:layer="layout" svg:width="23.586cm" svg:height="3.145cm" svg:x="1.693cm" svg:y="0.725cm" presentation:class="title" presentation:user-transformed="true">
          <draw:text-box>
            <text:p>ToDo</text:p>
          </draw:text-box>
        </draw:frame>
        <draw:frame presentation:style-name="pr8" draw:layer="layout" svg:width="30.48cm" svg:height="11.048cm" svg:x="1.693cm" svg:y="4.596cm" presentation:class="outline" presentation:user-transformed="true">
          <draw:text-box>
            <text:list text:style-name="L8">
              <text:list-item>
                <text:p>Add more examples, including tuples</text:p>
              </text:list-item>
              <text:list-item>
                <text:p>Read from files, ReduceByKey, Joins ...</text:p>
              </text:list-item>
            </text:list>
          </draw:text-box>
        </draw:frame>
        <presentation:notes draw:style-name="dp2">
          <draw:page-thumbnail draw:style-name="gr1" draw:layer="layout" svg:width="15.421cm" svg:height="8.176cm" svg:x="1.814cm" svg:y="2.138cm" draw:page-number="16" presentation:class="page"/>
          <draw:frame presentation:style-name="pr9" draw:layer="layout" svg:width="15.421cm" svg:height="11.973cm" svg:x="1.814cm" svg:y="11.1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4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4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cm" fo:text-indent="0cm"/>
      <style:text-properties fo:font-size="40.299999237060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27cm" fo:text-indent="0cm"/>
      <style:text-properties fo:font-size="34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4cm" fo:text-indent="0cm"/>
      <style:text-properties fo:font-size="28.7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1cm" fo:text-indent="0cm"/>
      <style:text-properties fo:font-size="28.7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1cm" fo:text-indent="0cm"/>
      <style:text-properties fo:font-size="28.7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1cm" fo:text-indent="0cm"/>
      <style:text-properties fo:font-size="28.7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1cm" fo:text-indent="0cm"/>
      <style:text-properties fo:font-size="28.7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1cm" fo:text-indent="0cm"/>
      <style:text-properties fo:font-size="28.7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39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9" style:family="paragraph"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  <style:text-properties fo:font-size="2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center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1-01">1/1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1-01">1/1/15</text:date></text:span></text:p>
        </draw:text-box>
      </draw:frame>
      <draw:frame draw:name="Footer Placeholder 4" presentation:style-name="Mpr7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59cm" presentation:class="title" presentation:placeholder="true">
        <draw:text-box/>
      </draw:frame>
      <draw:frame presentation:style-name="Default-outline1" draw:layer="backgroundobjects" svg:width="30.479cm" svg:height="11.047cm" svg:x="1.693cm" svg:y="4.457cm" presentation:class="outline" presentation:placeholder="true">
        <draw:text-box/>
      </draw:frame>
      <draw:frame presentation:style-name="Mpr10" draw:text-style-name="MP1" draw:layer="backgroundobjects" svg:width="7.89cm" svg:height="1.314cm" svg:x="1.693cm" svg:y="17.354cm" presentation:class="date-time">
        <draw:text-box>
          <text:p text:style-name="MP1"><presentation:date-time/></text:p>
        </draw:text-box>
      </draw:frame>
      <draw:frame presentation:style-name="Mpr10" draw:text-style-name="MP14" draw:layer="backgroundobjects" svg:width="10.735cm" svg:height="1.314cm" svg:x="11.582cm" svg:y="17.354cm" presentation:class="footer">
        <draw:text-box>
          <text:p text:style-name="MP14"><presentation:footer/></text:p>
        </draw:text-box>
      </draw:frame>
      <draw:frame presentation:style-name="Mpr10" draw:text-style-name="MP2" draw:layer="backgroundobjects" svg:width="7.89cm" svg:height="1.314cm" svg:x="24.281cm" svg:y="17.354cm" presentation:class="page-number">
        <draw:text-box>
          <text:p text:style-name="MP2"><text:page-number>&lt;number&gt;</text:page-number></text:p>
        </draw:text-box>
      </draw:fram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" draw:layer="backgroundobjects" svg:width="8.267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267cm" svg:height="1.269cm" svg:x="10.78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267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267cm" svg:height="1.269cm" svg:x="10.782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2">
      <draw:frame draw:style-name="Mgr3" draw:text-style-name="MP15" draw:layer="backgroundobjects" svg:width="26.188cm" svg:height="4.051cm" svg:x="-0.195cm" svg:y="0.272cm">
        <draw:image xlink:href="Pictures/100010580000909C0000166F515F01A7.svg" xlink:type="simple" xlink:show="embed" xlink:actuate="onLoad">
          <text:p/>
        </draw:image>
        <draw:image xlink:href="Pictures/1000020100000577000000D90CD7279D.png" xlink:type="simple" xlink:show="embed" xlink:actuate="onLoad"/>
      </draw:frame>
      <draw:frame presentation:style-name="BrightBlue-title" draw:layer="backgroundobjects" svg:width="23.586cm" svg:height="3.145cm" svg:x="1.693cm" svg:y="0.725cm" presentation:class="title" presentation:placeholder="true">
        <draw:text-box/>
      </draw:frame>
      <draw:frame presentation:style-name="BrightBlue-outline1" draw:layer="backgroundobjects" svg:width="30.48cm" svg:height="11.048cm" svg:x="1.693cm" svg:y="4.596cm" presentation:class="outline" presentation:placeholder="true">
        <draw:text-box/>
      </draw:frame>
      <draw:frame presentation:style-name="Mpr13" draw:text-style-name="MP1" draw:layer="backgroundobjects" svg:width="7.89cm" svg:height="1.312cm" svg:x="1.693cm" svg:y="17.353cm" presentation:class="date-time">
        <draw:text-box>
          <text:p text:style-name="MP1"><text:span text:style-name="MT8"><presentation:date-time/></text:span></text:p>
        </draw:text-box>
      </draw:frame>
      <draw:frame presentation:style-name="Mpr13" draw:text-style-name="MP14" draw:layer="backgroundobjects" svg:width="10.735cm" svg:height="1.312cm" svg:x="11.581cm" svg:y="17.353cm" presentation:class="footer">
        <draw:text-box>
          <text:p text:style-name="MP14"><text:span text:style-name="MT8"><presentation:footer/></text:span></text:p>
        </draw:text-box>
      </draw:frame>
      <draw:frame presentation:style-name="Mpr13" draw:text-style-name="MP2" draw:layer="backgroundobjects" svg:width="7.89cm" svg:height="1.312cm" svg:x="24.281cm" svg:y="17.353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2">
        <draw:page-thumbnail presentation:style-name="BrightBlue-title" draw:layer="backgroundobjects" svg:width="15.421cm" svg:height="8.176cm" svg:x="1.814cm" svg:y="2.138cm" presentation:class="page"/>
        <draw:frame presentation:style-name="BrightBlue-notes" draw:layer="backgroundobjects" svg:width="15.421cm" svg:height="11.973cm" svg:x="1.814cm" svg:y="11.117cm" presentation:class="notes" presentation:placeholder="true">
          <draw:text-box/>
        </draw:frame>
        <draw:frame presentation:style-name="Mpr14" draw:text-style-name="MP1" draw:layer="backgroundobjects" svg:width="8.267cm" svg:height="1.269cm" svg:x="0cm" svg:y="0cm" presentation:class="header">
          <draw:text-box>
            <text:p text:style-name="MP1"><text:span text:style-name="MT8"><presentation:header/></text:span></text:p>
          </draw:text-box>
        </draw:frame>
        <draw:frame presentation:style-name="Mpr14" draw:text-style-name="MP2" draw:layer="backgroundobjects" svg:width="8.267cm" svg:height="1.269cm" svg:x="10.782cm" svg:y="0cm" presentation:class="date-time">
          <draw:text-box>
            <text:p text:style-name="MP2"><text:span text:style-name="MT8"><presentation:date-time/></text:span></text:p>
          </draw:text-box>
        </draw:frame>
        <draw:frame presentation:style-name="Mpr15" draw:text-style-name="MP1" draw:layer="backgroundobjects" svg:width="8.267cm" svg:height="1.269cm" svg:x="0cm" svg:y="24.13cm" presentation:class="footer">
          <draw:text-box>
            <text:p text:style-name="MP1"><text:span text:style-name="MT8"><presentation:footer/></text:span></text:p>
          </draw:text-box>
        </draw:frame>
        <draw:frame presentation:style-name="Mpr15" draw:text-style-name="MP2" draw:layer="backgroundobjects" svg:width="8.267cm" svg:height="1.269cm" svg:x="10.782cm" svg:y="24.1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7</meta:editing-cycles>
    <meta:creation-date>2013-07-15T20:26:40</meta:creation-date>
    <dc:date>2015-01-01T13:59:57.728083879</dc:date>
    <meta:editing-duration>P1DT1H40M54S</meta:editing-duration>
    <meta:generator>LibreOffice/4.3.3.2$Linux_x86 LibreOffice_project/430m0$Build-2</meta:generator>
    <meta:document-statistic meta:object-count="1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3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office theme" xlink:href=""/>
  </office:meta>
</office:document-meta>
</file>